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4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heet6.xml" manifest:media-type="text/xml"/>
  <manifest:file-entry manifest:full-path="Basic/VBAProject/Sheet1 (REBUILT_2026_PITS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35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4134in"/>
    </style:style>
    <style:style style:name="co7" style:family="table-column">
      <style:table-column-properties fo:break-before="auto" style:column-width="0.6937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1.3445in"/>
    </style:style>
    <style:style style:name="co10" style:family="table-column">
      <style:table-column-properties fo:break-before="auto" style:column-width="1.5161in"/>
    </style:style>
    <style:style style:name="co11" style:family="table-column">
      <style:table-column-properties fo:break-before="auto" style:column-width="1.5417in"/>
    </style:style>
    <style:style style:name="co12" style:family="table-column">
      <style:table-column-properties fo:break-before="auto" style:column-width="1.8756in"/>
    </style:style>
    <style:style style:name="co13" style:family="table-column">
      <style:table-column-properties fo:break-before="auto" style:column-width="1.3783in"/>
    </style:style>
    <style:style style:name="co14" style:family="table-column">
      <style:table-column-properties fo:break-before="auto" style:column-width="2.072in"/>
    </style:style>
    <style:style style:name="co15" style:family="table-column">
      <style:table-column-properties fo:break-before="auto" style:column-width="1.9098in"/>
    </style:style>
    <style:style style:name="co16" style:family="table-column">
      <style:table-column-properties fo:break-before="auto" style:column-width="2.1752in"/>
    </style:style>
    <style:style style:name="co17" style:family="table-column">
      <style:table-column-properties fo:break-before="auto" style:column-width="1.9953in"/>
    </style:style>
    <style:style style:name="co18" style:family="table-column">
      <style:table-column-properties fo:break-before="auto" style:column-width="1.2244in"/>
    </style:style>
    <style:style style:name="co19" style:family="table-column">
      <style:table-column-properties fo:break-before="auto" style:column-width="1.6189in"/>
    </style:style>
    <style:style style:name="co20" style:family="table-column">
      <style:table-column-properties fo:break-before="auto" style:column-width="1.4307in"/>
    </style:style>
    <style:style style:name="co21" style:family="table-column">
      <style:table-column-properties fo:break-before="auto" style:column-width="1.2075in"/>
    </style:style>
    <style:style style:name="co22" style:family="table-column">
      <style:table-column-properties fo:break-before="auto" style:column-width="2.2098in"/>
    </style:style>
    <style:style style:name="co23" style:family="table-column">
      <style:table-column-properties fo:break-before="auto" style:column-width="0.822in"/>
    </style:style>
    <style:style style:name="co24" style:family="table-column">
      <style:table-column-properties fo:break-before="auto" style:column-width="1.3957in"/>
    </style:style>
    <style:style style:name="co25" style:family="table-column">
      <style:table-column-properties fo:break-before="auto" style:column-width="1.5673in"/>
    </style:style>
    <style:style style:name="co26" style:family="table-column">
      <style:table-column-properties fo:break-before="auto" style:column-width="1.6098in"/>
    </style:style>
    <style:style style:name="co27" style:family="table-column">
      <style:table-column-properties fo:break-before="auto" style:column-width="2.5181in"/>
    </style:style>
    <style:style style:name="co28" style:family="table-column">
      <style:table-column-properties fo:break-before="auto" style:column-width="0.839in"/>
    </style:style>
    <style:style style:name="co29" style:family="table-column">
      <style:table-column-properties fo:break-before="auto" style:column-width="0.7535in"/>
    </style:style>
    <style:style style:name="co30" style:family="table-column">
      <style:table-column-properties fo:break-before="auto" style:column-width="3.9311in"/>
    </style:style>
    <style:style style:name="co31" style:family="table-column">
      <style:table-column-properties fo:break-before="auto" style:column-width="0.6583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9681in"/>
    </style:style>
    <style:style style:name="co34" style:family="table-column">
      <style:table-column-properties fo:break-before="auto" style:column-width="1.1134in"/>
    </style:style>
    <style:style style:name="co35" style:family="table-column">
      <style:table-column-properties fo:break-before="auto" style:column-width="0.6425in"/>
    </style:style>
    <style:style style:name="co36" style:family="table-column">
      <style:table-column-properties fo:break-before="auto" style:column-width="0.6681in"/>
    </style:style>
    <style:style style:name="co37" style:family="table-column">
      <style:table-column-properties fo:break-before="auto" style:column-width="0.6165in"/>
    </style:style>
    <style:style style:name="co38" style:family="table-column">
      <style:table-column-properties fo:break-before="auto" style:column-width="1.4555in"/>
    </style:style>
    <style:style style:name="co39" style:family="table-column">
      <style:table-column-properties fo:break-before="auto" style:column-width="0.6846in"/>
    </style:style>
    <style:style style:name="co40" style:family="table-column">
      <style:table-column-properties fo:break-before="auto" style:column-width="0.8563in"/>
    </style:style>
    <style:style style:name="co41" style:family="table-column">
      <style:table-column-properties fo:break-before="auto" style:column-width="0.6252in"/>
    </style:style>
    <style:style style:name="co42" style:family="table-column">
      <style:table-column-properties fo:break-before="auto" style:column-width="1.0701in"/>
    </style:style>
    <style:style style:name="co43" style:family="table-column">
      <style:table-column-properties fo:break-before="auto" style:column-width="1.8839in"/>
    </style:style>
    <style:style style:name="co44" style:family="table-column">
      <style:table-column-properties fo:break-before="auto" style:column-width="1.7043in"/>
    </style:style>
    <style:style style:name="co45" style:family="table-column">
      <style:table-column-properties fo:break-before="auto" style:column-width="1.7126in"/>
    </style:style>
    <style:style style:name="co46" style:family="table-column">
      <style:table-column-properties fo:break-before="auto" style:column-width="2.0299in"/>
    </style:style>
    <style:style style:name="co47" style:family="table-column">
      <style:table-column-properties fo:break-before="auto" style:column-width="2.252in"/>
    </style:style>
    <style:style style:name="co48" style:family="table-column">
      <style:table-column-properties fo:break-before="auto" style:column-width="2.3465in"/>
    </style:style>
    <style:style style:name="co49" style:family="table-column">
      <style:table-column-properties fo:break-before="auto" style:column-width="2.1583in"/>
    </style:style>
    <style:style style:name="co50" style:family="table-column">
      <style:table-column-properties fo:break-before="auto" style:column-width="1.4043in"/>
    </style:style>
    <style:style style:name="co51" style:family="table-column">
      <style:table-column-properties fo:break-before="auto" style:column-width="1.7984in"/>
    </style:style>
    <style:style style:name="co52" style:family="table-column">
      <style:table-column-properties fo:break-before="auto" style:column-width="1.5929in"/>
    </style:style>
    <style:style style:name="co53" style:family="table-column">
      <style:table-column-properties fo:break-before="auto" style:column-width="1.3874in"/>
    </style:style>
    <style:style style:name="co54" style:family="table-column">
      <style:table-column-properties fo:break-before="auto" style:column-width="2.4063in"/>
    </style:style>
    <style:style style:name="co55" style:family="table-column">
      <style:table-column-properties fo:break-before="auto" style:column-width="0.9929in"/>
    </style:style>
    <style:style style:name="co56" style:family="table-column">
      <style:table-column-properties fo:break-before="auto" style:column-width="1.5846in"/>
    </style:style>
    <style:style style:name="co57" style:family="table-column">
      <style:table-column-properties fo:break-before="auto" style:column-width="1.739in"/>
    </style:style>
    <style:style style:name="co58" style:family="table-column">
      <style:table-column-properties fo:break-before="auto" style:column-width="1.8071in"/>
    </style:style>
    <style:style style:name="co59" style:family="table-column">
      <style:table-column-properties fo:break-before="auto" style:column-width="2.7319in"/>
    </style:style>
    <style:style style:name="co60" style:family="table-column">
      <style:table-column-properties fo:break-before="auto" style:column-width="1.0189in"/>
    </style:style>
    <style:style style:name="co61" style:family="table-column">
      <style:table-column-properties fo:break-before="auto" style:column-width="2.1409in"/>
    </style:style>
    <style:style style:name="co82" style:family="table-column">
      <style:table-column-properties fo:break-before="auto" style:column-width="0.8307in"/>
    </style:style>
    <style:style style:name="co74" style:family="table-column">
      <style:table-column-properties fo:break-before="auto" style:column-width="0.7874in"/>
    </style:style>
    <style:style style:name="co71" style:family="table-column">
      <style:table-column-properties fo:break-before="auto" style:column-width="0.9161in"/>
    </style:style>
    <style:style style:name="co83" style:family="table-column">
      <style:table-column-properties fo:break-before="auto" style:column-width="0.9075in"/>
    </style:style>
    <style:style style:name="co84" style:family="table-column">
      <style:table-column-properties fo:break-before="auto" style:column-width="1.0791in"/>
    </style:style>
    <style:style style:name="co67" style:family="table-column">
      <style:table-column-properties fo:break-before="auto" style:column-width="1.028in"/>
    </style:style>
    <style:style style:name="co68" style:family="table-column">
      <style:table-column-properties fo:break-before="auto" style:column-width="1.7811in"/>
    </style:style>
    <style:style style:name="co69" style:family="table-column">
      <style:table-column-properties fo:break-before="auto" style:column-width="1.6783in"/>
    </style:style>
    <style:style style:name="co70" style:family="table-column">
      <style:table-column-properties fo:break-before="auto" style:column-width="1.2335in"/>
    </style:style>
    <style:style style:name="co72" style:family="table-column">
      <style:table-column-properties fo:break-before="auto" style:column-width="1.1047in"/>
    </style:style>
    <style:style style:name="co73" style:family="table-column">
      <style:table-column-properties fo:break-before="auto" style:column-width="2.5866in"/>
    </style:style>
    <style:style style:name="co75" style:family="table-column">
      <style:table-column-properties fo:break-before="auto" style:column-width="1.4811in"/>
    </style:style>
    <style:style style:name="co76" style:family="table-column">
      <style:table-column-properties fo:break-before="auto" style:column-width="4.0783in"/>
    </style:style>
    <style:style style:name="co77" style:family="table-column">
      <style:table-column-properties fo:break-before="auto" style:column-width="3.3063in"/>
    </style:style>
    <style:style style:name="co78" style:family="table-column">
      <style:table-column-properties fo:break-before="auto" style:column-width="1.0535in"/>
    </style:style>
    <style:style style:name="co79" style:family="table-column">
      <style:table-column-properties fo:break-before="auto" style:column-width="0.9764in"/>
    </style:style>
    <style:style style:name="co80" style:family="table-column">
      <style:table-column-properties fo:break-before="auto" style:column-width="2.7752in"/>
    </style:style>
    <style:style style:name="co81" style:family="table-column">
      <style:table-column-properties fo:break-before="auto" style:column-width="0.9417in"/>
    </style:style>
    <style:style style:name="co85" style:family="table-column">
      <style:table-column-properties fo:break-before="auto" style:column-width="1.4728in"/>
    </style:style>
    <style:style style:name="co86" style:family="table-column">
      <style:table-column-properties fo:break-before="auto" style:column-width="1.0362in"/>
    </style:style>
    <style:style style:name="co87" style:family="table-column">
      <style:table-column-properties fo:break-before="auto" style:column-width="0.728in"/>
    </style:style>
    <style:style style:name="co88" style:family="table-column">
      <style:table-column-properties fo:break-before="auto" style:column-width="0.7102in"/>
    </style:style>
    <style:style style:name="co89" style:family="table-column">
      <style:table-column-properties fo:break-before="auto" style:column-width="2.1839in"/>
    </style:style>
    <style:style style:name="co90" style:family="table-column">
      <style:table-column-properties fo:break-before="auto" style:column-width="1.2846in"/>
    </style:style>
    <style:style style:name="co91" style:family="table-column">
      <style:table-column-properties fo:break-before="auto" style:column-width="1.0445in"/>
    </style:style>
    <style:style style:name="co92" style:family="table-column">
      <style:table-column-properties fo:break-before="auto" style:column-width="1.0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EW_5f_REBUILT_5f_2026_5f_PI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EBUILT_5f_2026_5f_PITS">
      <style:table-properties table:display="true" style:writing-mode="lr-tb"/>
    </style:style>
    <style:style style:name="ta7" style:family="table" style:master-page-name="PageStyle_5f_PIT_20_SCORE">
      <style:table-properties table:display="true" style:writing-mode="lr-tb"/>
    </style:style>
    <style:style style:name="ta5" style:family="table" style:master-page-name="PageStyle_5f_Organized_20_Data_20_-FUEL">
      <style:table-properties table:display="true" style:writing-mode="lr-tb"/>
    </style:style>
    <style:style style:name="ta6" style:family="table" style:master-page-name="PageStyle_5f_Organized_20_Data_20_-_20_Climbing">
      <style:table-properties table:display="true" style:writing-mode="lr-tb"/>
    </style:style>
    <style:style style:name="ta8" style:family="table" style:master-page-name="PageStyle_5f__20_Organized_20_Data_20_-_20_Traversal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0" style:family="table-cell" style:parent-style-name="Default" style:data-style-name="N99"/>
    <style:style style:name="ce11" style:family="table-cell" style:parent-style-name="Default" style:data-style-name="N100"/>
    <style:style style:name="ce12" style:family="table-cell" style:parent-style-name="Default">
      <style:table-cell-properties fo:background-color="#b4c7dc" fo:border="0.74pt solid #000000"/>
    </style:style>
    <style:style style:name="ce8" style:family="table-cell" style:parent-style-name="Default" style:data-style-name="N99"/>
    <style:style style:name="ce9" style:family="table-cell" style:parent-style-name="Default" style:data-style-name="N100"/>
    <style:style style:name="ce13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>
      <style:map style:condition="cell-content-is-between(20,26)" style:apply-style-name="BGreen" style:base-cell-address="'Organized Data -FUEL'.B2"/>
      <style:map style:condition="cell-content-is-between(19,11)" style:apply-style-name="BGYellow" style:base-cell-address="'Organized Data -FUEL'.B2"/>
      <style:map style:condition="cell-content-is-between(10,0)" style:apply-style-name="BGred" style:base-cell-address="'Organized Data -FUEL'.B2"/>
    </style:style>
    <style:style style:name="ce6" style:family="table-cell" style:parent-style-name="Default">
      <style:map style:condition="cell-content-is-between(20,26)" style:apply-style-name="BGreen" style:base-cell-address="'Organized Data -FUEL'.M2"/>
      <style:map style:condition="cell-content-is-between(19,11)" style:apply-style-name="BGYellow" style:base-cell-address="'Organized Data -FUEL'.M2"/>
      <style:map style:condition="cell-content()&lt;=10" style:apply-style-name="BGred" style:base-cell-address="'Organized Data -FUEL'.M2"/>
    </style:style>
    <style:style style:name="ce3" style:family="table-cell" style:parent-style-name="Default">
      <style:text-properties style:font-name="Calibri" style:font-name-complex="Calibri"/>
    </style:style>
    <style:style style:name="ce18" style:family="table-cell" style:parent-style-name="Default">
      <style:map style:condition="cell-content()&gt;=10" style:apply-style-name="BGreen" style:base-cell-address="'Organized Data - Climbing'.L2"/>
      <style:map style:condition="cell-content-is-between(5,9)" style:apply-style-name="BGYellow" style:base-cell-address="'Organized Data - Climbing'.L2"/>
      <style:map style:condition="cell-content()&lt;=1" style:apply-style-name="BGred" style:base-cell-address="'Organized Data - Climbing'.L2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NEW_REBUILT_2026_P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number-columns-repeated="33" table:default-cell-style-name="Default"/>
        <table:table-column table:style-name="co31" table:number-columns-repeated="16315"/>
        <table:table-row table:style-name="ro1">
          <table:table-cell office:value-type="string" calcext:value-type="string">
            <table:cell-range-source table:name="CSV_all" xlink:type="simple" xlink:href="../../../../../Downloads/pits(1).csv" table:filter-name="Text - txt - csv (StarCalc)" table:filter-options="44,34,12,1,,0,false,false,true,false,false,0,false,false,true" table:last-column-spanned="35" table:last-row-spanned="2"/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 table:number-columns-repeated="34"/>
          <table:table-cell table:style-name="Default" table:number-columns-repeated="16315"/>
        </table:table-row>
        <table:table-row table:style-name="ro1">
          <table:table-cell office:value-type="string" calcext:value-type="string">
            <text:p>TestNewTeam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m/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1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peful test Team</text:p>
          </table:table-cell>
          <table:table-cell office:value-type="string" calcext:value-type="string">
            <text:p>Sat Feb 14 2026 14:09:31 GMT-0500 (Eastern Standard Time)</text:p>
          </table:table-cell>
          <table:table-cell table:number-columns-repeated="34"/>
          <table:table-cell table:style-name="Default" table:number-columns-repeated="16315"/>
        </table:table-row>
        <table:table-row table:style-name="ro1">
          <table:table-cell table:number-columns-repeated="26"/>
          <table:table-cell table:style-name="ce8" table:number-columns-repeated="2"/>
          <table:table-cell table:number-columns-repeated="41"/>
          <table:table-cell table:style-name="Default" table:number-columns-repeated="16315"/>
        </table:table-row>
        <table:table-row table:style-name="ro1">
          <table:table-cell table:number-columns-repeated="25"/>
          <table:table-cell table:style-name="ce8" table:number-columns-repeated="2"/>
          <table:table-cell table:number-columns-repeated="42"/>
          <table:table-cell table:style-name="Default" table:number-columns-repeated="16315"/>
        </table:table-row>
        <table:table-row table:style-name="ro1" table:number-rows-repeated="1048571">
          <table:table-cell table:number-columns-repeated="69"/>
          <table:table-cell table:style-name="Default" table:number-columns-repeated="16315"/>
        </table:table-row>
        <table:table-row table:style-name="ro1">
          <table:table-cell table:number-columns-repeated="69"/>
          <table:table-cell table:style-name="Default" table:number-columns-repeated="16315"/>
        </table:table-row>
        <table:named-expressions>
          <table:named-range table:name="pits_T2_1" table:base-cell-address="$NEW_REBUILT_2026_PITS.$A$1" table:cell-range-address="$NEW_REBUILT_2026_PITS.$A$1:.$AI$4"/>
        </table:named-expressions>
      </table:table>
      <table:table table:name="REBUILT_MATCHES" table:style-name="ta2">
        <office:forms form:automatic-focus="false" form:apply-design-mode="false"/>
        <table:table-column table:style-name="co32" table:number-columns-repeated="28" table:default-cell-style-name="Default"/>
        <table:table-row table:style-name="ro1">
          <table:table-cell office:value-type="string" calcext:value-type="string">
            <table:cell-range-source table:name="CSV_all" xlink:type="simple" xlink:href="../../../../../Downloads/REBUILT-matches.csv" table:filter-name="Text - txt - csv (StarCalc)" table:filter-options="44,34,12,1,,0,false,false,true,false,false,0,false,false,true" table:last-column-spanned="28" table:last-row-spanned="2"/>
            <text:p>EventKey</text:p>
          </table:table-cell>
          <table:table-cell office:value-type="string" calcext:value-type="string">
            <text:p>MatchLevel</text:p>
          </table:table-cell>
          <table:table-cell office:value-type="string" calcext:value-type="string">
            <text:p>MatchNumb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couterName</text:p>
          </table:table-cell>
          <table:table-cell office:value-type="string" calcext:value-type="string">
            <text:p>StartingPosition</text:p>
          </table:table-cell>
          <table:table-cell office:value-type="string" calcext:value-type="string">
            <text:p>Pre-LoadedFuel</text:p>
          </table:table-cell>
          <table:table-cell office:value-type="string" calcext:value-type="string">
            <text:p>LeftStartingZone</text:p>
          </table:table-cell>
          <table:table-cell office:value-type="string" calcext:value-type="string">
            <text:p>FuelCollectedduringAuton</text:p>
          </table:table-cell>
          <table:table-cell office:value-type="string" calcext:value-type="string">
            <text:p>HubFuelScored</text:p>
          </table:table-cell>
          <table:table-cell office:value-type="string" calcext:value-type="string">
            <text:p>ClimbedduringAuton</text:p>
          </table:table-cell>
          <table:table-cell office:value-type="string" calcext:value-type="string">
            <text:p>RobotFuelScored-Shift1</text:p>
          </table:table-cell>
          <table:table-cell office:value-type="string" calcext:value-type="string">
            <text:p>FuelCollectionGrade-Shift1(1-10)</text:p>
          </table:table-cell>
          <table:table-cell office:value-type="string" calcext:value-type="string">
            <text:p>HumanPlayerFuelScored-Shift1</text:p>
          </table:table-cell>
          <table:table-cell office:value-type="string" calcext:value-type="string">
            <text:p>RobotFuelScored-Shift2</text:p>
          </table:table-cell>
          <table:table-cell office:value-type="string" calcext:value-type="string">
            <text:p>FuelCollectionGrade-Shift2(1-10)</text:p>
          </table:table-cell>
          <table:table-cell office:value-type="string" calcext:value-type="string">
            <text:p>HumanPlayerFuelScored-Shift2</text:p>
          </table:table-cell>
          <table:table-cell office:value-type="string" calcext:value-type="string">
            <text:p>RobotFuelScored-Shift3</text:p>
          </table:table-cell>
          <table:table-cell office:value-type="string" calcext:value-type="string">
            <text:p>FuelCollectionGrade-Shift3(1-10)</text:p>
          </table:table-cell>
          <table:table-cell office:value-type="string" calcext:value-type="string">
            <text:p>HumanPlayerFuelScored-Shift3</text:p>
          </table:table-cell>
          <table:table-cell office:value-type="string" calcext:value-type="string">
            <text:p>EnergizedRP(HUBScore&gt;100)</text:p>
          </table:table-cell>
          <table:table-cell office:value-type="string" calcext:value-type="string">
            <text:p>SuperchargedRP(HUBScore&gt;360)</text:p>
          </table:table-cell>
          <table:table-cell office:value-type="string" calcext:value-type="string">
            <text:p>TRAVERSALRP(TOWERScore&gt;50)</text:p>
          </table:table-cell>
          <table:table-cell office:value-type="string" calcext:value-type="string">
            <text:p>TOWERLevelClimbed</text:p>
          </table:table-cell>
          <table:table-cell office:value-type="string" calcext:value-type="string">
            <text:p>MechanicalFailures/Othercomments</text:p>
          </table:table-cell>
          <table:table-cell office:value-type="string" calcext:value-type="string">
            <text:p>FinalRating(1-10)</text:p>
          </table:table-cell>
          <table:table-cell office:value-type="string" calcext:value-type="string">
            <text:p>Finalpositions</text:p>
          </table:table-cell>
          <table:table-cell office:value-type="string" calcext:value-type="string">
            <text:p>ScoutedTi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e,0,123,(no name available)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0.766,0.476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9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14,0.540</text:p>
          </table:table-cell>
          <table:table-cell office:value-type="string" calcext:value-type="string">
            <text:p>Sat Feb 14 2026 15:32:37 GMT-0500 (Eastern Standard Time)</text:p>
          </table:table-cell>
        </table:table-row>
        <table:table-row table:style-name="ro1" table:number-rows-repeated="1048573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REBUILT_2026_PITS" table:style-name="ta3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7" table:default-cell-style-name="Default"/>
        <table:table-column table:style-name="co14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0" table:default-cell-style-name="Default"/>
        <table:table-column table:style-name="co31" table:number-columns-repeated="16348"/>
        <table:table-row table:style-name="ro1">
          <table:table-cell office:value-type="string" calcext:value-type="string"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FuelCollectionMechanism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 table:style-name="Default" table:number-columns-repeated="16348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 2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st a test. Using Excel this time!</text:p>
          </table:table-cell>
          <table:table-cell office:value-type="string" calcext:value-type="string">
            <text:p>Sat Jan 17 2026 15:47:34 GMT-0500 (Eastern Standard Time)</text:p>
          </table:table-cell>
          <table:table-cell table:style-name="Default" table:number-columns-repeated="16348"/>
        </table:table-row>
        <table:table-row table:style-name="ro1">
          <table:table-cell table:formula="of:=multitostring(INDEX([$REBUILT_2026_PITS.N2];1))" office:value-type="string" office:string-value="" calcext:value-type="error">
            <text:p>#NAME?</text:p>
          </table:table-cell>
          <table:table-cell table:number-columns-repeated="35"/>
          <table:table-cell table:style-name="Default" table:number-columns-repeated="16348"/>
        </table:table-row>
      </table:table>
      <table:table table:name="Organized Data -FUEL" table:style-name="ta5">
        <office:forms form:automatic-focus="false" form:apply-design-mode="false"/>
        <table:table-column table:style-name="co31" table:default-cell-style-name="Default"/>
        <table:table-column table:style-name="co1" table:default-cell-style-name="ce5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32" table:default-cell-style-name="Default"/>
        <table:table-column table:style-name="co31" table:number-columns-repeated="5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31" table:default-cell-style-name="Default"/>
        <table:table-column table:style-name="co77" table:default-cell-style-name="Default"/>
        <table:table-column table:style-name="co31" table:number-columns-repeated="16" table:default-cell-style-name="Default"/>
        <table:table-column table:style-name="co31" table:number-columns-repeated="16350"/>
        <table:table-row table:style-name="ro1">
          <table:table-cell table:style-name="ce13" office:value-type="string" calcext:value-type="string">
            <text:p>TEAM #</text:p>
          </table:table-cell>
          <table:table-cell table:style-name="ce13" office:value-type="string" calcext:value-type="string">
            <text:p>Max Fuel Cap.</text:p>
          </table:table-cell>
          <table:table-cell table:style-name="ce13" office:value-type="string" calcext:value-type="string">
            <text:p>Pref .Collection</text:p>
          </table:table-cell>
          <table:table-cell table:style-name="ce13" office:value-type="string" calcext:value-type="string">
            <text:p>Scoring: Fuel Cycle Time</text:p>
          </table:table-cell>
          <table:table-cell table:style-name="ce13" office:value-type="string" calcext:value-type="string">
            <text:p>Harvest: Fuel Cycle Time</text:p>
          </table:table-cell>
          <table:table-cell table:style-name="ce13" office:value-type="string" calcext:value-type="string">
            <text:p>Auton: Scoring</text:p>
          </table:table-cell>
          <table:table-cell table:style-name="ce13" office:value-type="string" calcext:value-type="string">
            <text:p>Auton:Collection</text:p>
          </table:table-cell>
          <table:table-cell table:style-name="ce13" office:value-type="string" calcext:value-type="string">
            <text:p>Fuel Collection Methods</text:p>
          </table:table-cell>
          <table:table-cell table:number-columns-repeated="4"/>
          <table:table-cell office:value-type="string" calcext:value-type="string">
            <text:p>Ideal Fuel </text:p>
          </table:table-cell>
          <table:table-cell/>
          <table:table-cell office:value-type="string" calcext:value-type="string">
            <text:p>F Values</text:p>
          </table:table-cell>
          <table:table-cell office:value-type="string" calcext:value-type="string">
            <text:p>Other F Values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table:style-name="ce2" table:formula="of:=[$NEW_REBUILT_2026_PITS.B2]" office:value-type="float" office:value="7" calcext:value-type="float">
            <text:p>7</text:p>
          </table:table-cell>
          <table:table-cell table:formula="of:=[$NEW_REBUILT_2026_PITS.L2]" office:value-type="float" office:value="23" calcext:value-type="float">
            <text:p>23</text:p>
          </table:table-cell>
          <table:table-cell table:formula="of:=NUMTOSTRING([$NEW_REBUILT_2026_PITS.N2];[.P3])" office:value-type="string" office:string-value="DEPOT " calcext:value-type="string">
            <text:p>DEPOT </text:p>
          </table:table-cell>
          <table:table-cell table:formula="of:=COM.MICROSOFT.CONCAT([$NEW_REBUILT_2026_PITS.P2];&quot;b/s&quot;)" office:value-type="string" office:string-value="7b/s" calcext:value-type="string">
            <text:p>7b/s</text:p>
          </table:table-cell>
          <table:table-cell table:formula="of:=COM.MICROSOFT.CONCAT([$NEW_REBUILT_2026_PITS.Q2];&quot;b/s&quot;)" office:value-type="string" office:string-value="5b/s" calcext:value-type="string">
            <text:p>5b/s</text:p>
          </table:table-cell>
          <table:table-cell table:formula="of:=COM.MICROSOFT.CONCAT([$NEW_REBUILT_2026_PITS.AC2];&quot;b/s&quot;)" office:value-type="string" office:string-value="2b/s" calcext:value-type="string">
            <text:p>2b/s</text:p>
          </table:table-cell>
          <table:table-cell table:formula="of:=COM.MICROSOFT.CONCAT([$NEW_REBUILT_2026_PITS.AD2];&quot;b/s&quot;)" office:value-type="string" office:string-value="0b/s" calcext:value-type="string">
            <text:p>0b/s</text:p>
          </table:table-cell>
          <table:table-cell table:formula="of:=NUMTOSTRING([$NEW_REBUILT_2026_PITS.M2];[.P2])" office:value-type="string" office:string-value="Fuel From FIELD Fuel From DEPOT FUEL From OUTPOST " calcext:value-type="string">
            <text:p>Fuel From FIELD Fuel From DEPOT FUEL From OUTPOST </text:p>
          </table:table-cell>
          <table:table-cell table:number-columns-repeated="4"/>
          <table:table-cell table:style-name="ce6" office:value-type="float" office:value="26" calcext:value-type="float">
            <text:p>26</text:p>
          </table:table-cell>
          <table:table-cell/>
          <table:table-cell office:value-type="string" calcext:value-type="string">
            <text:p>Fuel From FIELD</text:p>
          </table:table-cell>
          <table:table-cell table:style-name="ce3" office:value-type="string" calcext:value-type="string">
            <text:p>Fuel From FIELD,Fuel From DEPOT,FUEL From OUTPOST,None</text:p>
          </table:table-cell>
          <table:table-cell/>
          <table:table-cell table:formula="of:=INDEX([$REBUILT_2026_PITS.O2];1)" office:value-type="float" office:value="0" calcext:value-type="float">
            <text:p>0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table:number-columns-repeated="12"/>
          <table:table-cell table:style-name="ce6" office:value-type="float" office:value="17" calcext:value-type="float">
            <text:p>17</text:p>
          </table:table-cell>
          <table:table-cell/>
          <table:table-cell office:value-type="string" calcext:value-type="string">
            <text:p>Fuel From DEPOT</text:p>
          </table:table-cell>
          <table:table-cell office:value-type="string" calcext:value-type="string">
            <text:p>FIELD,DEPOT,OUTPOST,N/A</text:p>
          </table:table-cell>
          <table:table-cell/>
          <table:table-cell table:formula="of:=NUMTOSTRING([$REBUILT_2026_PITS.N2];[.P2];3)">
            <text:p/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"/>
          <table:table-cell table:style-name="ce6" office:value-type="float" office:value="13" calcext:value-type="float">
            <text:p>13</text:p>
          </table:table-cell>
          <table:table-cell/>
          <table:table-cell office:value-type="string" calcext:value-type="string">
            <text:p>FUEL From OUTPOST</text:p>
          </table:table-cell>
          <table:table-cell table:number-columns-repeated="2"/>
          <table:table-cell table:formula="of:=[REBUILT_2026_PITS.N2]" office:value-type="string" office:string-value="3 2 4" calcext:value-type="string">
            <text:p>3 2 4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table:number-columns-repeated="12"/>
          <table:table-cell table:style-name="ce6" office:value-type="float" office:value="5" calcext:value-type="float">
            <text:p>5</text:p>
          </table:table-cell>
          <table:table-cell/>
          <table:table-cell office:value-type="string" calcext:value-type="string">
            <text:p>None</text:p>
          </table:table-cell>
          <table:table-cell table:number-columns-repeated="19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9"/>
          <table:table-cell office:value-type="string" calcext:value-type="string">
            <text:p>2 2 1</text:p>
          </table:table-cell>
          <table:table-cell table:number-columns-repeated="7"/>
          <table:table-cell table:formula="of:=NUMTOSTRING([.J7];[.P2])" office:value-type="string" office:string-value="FUEL From OUTPOST FUEL From OUTPOST Fuel From DEPOT " calcext:value-type="string">
            <text:p>FUEL From OUTPOST FUEL From OUTPOST Fuel From DEPOT </text:p>
          </table:table-cell>
          <table:table-cell table:number-columns-repeated="16"/>
          <table:table-cell table:style-name="Default" table:number-columns-repeated="16350"/>
        </table:table-row>
        <table:table-row table:style-name="ro1" table:number-rows-repeated="192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  <calcext:conditional-formats>
          <calcext:conditional-format calcext:target-range-address="'Organized Data -FUEL'.M2:'Organized Data -FUEL'.M5">
            <calcext:condition calcext:apply-style-name="BGreen" calcext:value="between(20,26)" calcext:base-cell-address="'Organized Data -FUEL'.M2"/>
            <calcext:condition calcext:apply-style-name="BGYellow" calcext:value="between(19,11)" calcext:base-cell-address="'Organized Data -FUEL'.M2"/>
            <calcext:condition calcext:apply-style-name="BGred" calcext:value="&lt;=10" calcext:base-cell-address="'Organized Data -FUEL'.M2"/>
          </calcext:conditional-format>
          <calcext:conditional-format calcext:target-range-address="'Organized Data -FUEL'.B2:'Organized Data -FUEL'.B200">
            <calcext:condition calcext:apply-style-name="BGreen" calcext:value="between(20,26)" calcext:base-cell-address="'Organized Data -FUEL'.B2"/>
            <calcext:condition calcext:apply-style-name="BGYellow" calcext:value="between(19,11)" calcext:base-cell-address="'Organized Data -FUEL'.B2"/>
            <calcext:condition calcext:apply-style-name="BGred" calcext:value="between(10,0)" calcext:base-cell-address="'Organized Data -FUEL'.B2"/>
            <calcext:condition calcext:apply-style-name="Default" calcext:value="not-contains-text([.C2])" calcext:base-cell-address="'Organized Data -FUEL'.B2"/>
          </calcext:conditional-format>
        </calcext:conditional-formats>
      </table:table>
      <table:table table:name="Organized Data - Climbing" table:style-name="ta6">
        <table:table-column table:style-name="co31" table:default-cell-style-name="Default"/>
        <table:table-column table:style-name="co71" table:default-cell-style-name="Default"/>
        <table:table-column table:style-name="co38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4" table:default-cell-style-name="Default"/>
        <table:table-column table:style-name="co31" table:number-columns-repeated="2" table:default-cell-style-name="Default"/>
        <table:table-column table:style-name="co80" table:default-cell-style-name="Default"/>
        <table:table-column table:style-name="co31" table:number-columns-repeated="2" table:default-cell-style-name="Default"/>
        <table:table-column table:style-name="co31" table:default-cell-style-name="ce18"/>
        <table:table-column table:style-name="co31" table:number-columns-repeated="16372"/>
        <table:table-row table:style-name="ro1">
          <table:table-cell table:style-name="ce13" office:value-type="string" calcext:value-type="string">
            <text:p>Team #</text:p>
          </table:table-cell>
          <table:table-cell table:style-name="ce13" office:value-type="string" calcext:value-type="string">
            <text:p>Highest Level</text:p>
          </table:table-cell>
          <table:table-cell table:style-name="ce13" office:value-type="string" calcext:value-type="string">
            <text:p>Climbing Mechanism</text:p>
          </table:table-cell>
          <table:table-cell table:style-name="ce13" office:value-type="string" calcext:value-type="string">
            <text:p>Auton Climbing</text:p>
          </table:table-cell>
          <table:table-cell table:style-name="ce13" office:value-type="string" calcext:value-type="string">
            <text:p>Match Climb</text:p>
          </table:table-cell>
          <table:table-cell table:style-name="ce13" office:value-type="string" calcext:value-type="string">
            <text:p>Total Score</text:p>
          </table:table-cell>
          <table:table-cell table:number-columns-repeated="2"/>
          <table:table-cell office:value-type="string" calcext:value-type="string">
            <text:p>Climber CONVERSION</text:p>
          </table:table-cell>
          <table:table-cell table:number-columns-repeated="2"/>
          <table:table-cell table:style-name="Default" office:value-type="string" calcext:value-type="string">
            <text:p>Color Test</text:p>
          </table:table-cell>
          <table:table-cell table:style-name="Default" table:number-columns-repeated="16372"/>
        </table:table-row>
        <table:table-row table:style-name="ro1">
          <table:table-cell table:formula="of:=[NEW_REBUILT_2026_PITS.B2]" office:value-type="float" office:value="7" calcext:value-type="float">
            <text:p>7</text:p>
          </table:table-cell>
          <table:table-cell table:formula="of:=[$NEW_REBUILT_2026_PITS.O2]" office:value-type="float" office:value="1" calcext:value-type="float">
            <text:p>1</text:p>
          </table:table-cell>
          <table:table-cell table:formula="of:=NUMTOSTRING([$NEW_REBUILT_2026_PITS.K2];[.I2])" office:value-type="string" office:string-value="Two-Climber Lift " calcext:value-type="string">
            <text:p>Two-Climber Lift </text:p>
          </table:table-cell>
          <table:table-cell table:formula="of:=[$NEW_REBUILT_2026_PITS.AE2]" office:value-type="float" office:value="3" calcext:value-type="float">
            <text:p>3</text:p>
          </table:table-cell>
          <table:table-cell table:formula="of:= ([$NEW_REBUILT_2026_PITS.U2]) + ([$NEW_REBUILT_2026_PITS.V2] * 2) + ([$NEW_REBUILT_2026_PITS.W2] * 3)" office:value-type="float" office:value="12" calcext:value-type="float">
            <text:p>12</text:p>
          </table:table-cell>
          <table:table-cell table:formula="of:=SUM([.B2];[.D2];[.E2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UMP,Two-Climber Lift,Ladder Climb,Non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16372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table:style-name="Default" table:number-columns-repeated="16372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 table:number-rows-repeated="65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  <calcext:conditional-formats>
          <calcext:conditional-format calcext:target-range-address="'Organized Data - Climbing'.L2:'Organized Data - Climbing'.L70">
            <calcext:condition calcext:apply-style-name="BGreen" calcext:value="&gt;=10" calcext:base-cell-address="'Organized Data - Climbing'.L2"/>
            <calcext:condition calcext:apply-style-name="BGYellow" calcext:value="between(5,9)" calcext:base-cell-address="'Organized Data - Climbing'.L2"/>
            <calcext:condition calcext:apply-style-name="BGred" calcext:value="&lt;=1" calcext:base-cell-address="'Organized Data - Climbing'.L2"/>
          </calcext:conditional-format>
        </calcext:conditional-formats>
      </table:table>
      <table:table table:name=" Organized Data - Traversal" table:style-name="ta8">
        <office:forms form:automatic-focus="false" form:apply-design-mode="false"/>
        <table:table-column table:style-name="co31" table:default-cell-style-name="Default"/>
        <table:table-column table:style-name="co81" table:default-cell-style-name="Default"/>
        <table:table-column table:style-name="co85" table:default-cell-style-name="Default"/>
        <table:table-column table:style-name="co31" table:number-columns-repeated="6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31" table:number-columns-repeated="2" table:default-cell-style-name="Default"/>
        <table:table-column table:style-name="co89" table:default-cell-style-name="Default"/>
        <table:table-column table:style-name="co31" table:number-columns-repeated="16369"/>
        <table:table-row table:style-name="ro1">
          <table:table-cell table:style-name="ce13" office:value-type="string" calcext:value-type="string">
            <text:p>Team #</text:p>
          </table:table-cell>
          <table:table-cell table:style-name="ce13" office:value-type="string" calcext:value-type="string">
            <text:p>Team Name</text:p>
          </table:table-cell>
          <table:table-cell table:style-name="ce13" office:value-type="string" calcext:value-type="string">
            <text:p>Speed</text:p>
          </table:table-cell>
          <table:table-cell table:style-name="ce13" office:value-type="string" calcext:value-type="string">
            <text:p>Trench</text:p>
          </table:table-cell>
          <table:table-cell table:style-name="ce13" office:value-type="string" calcext:value-type="string">
            <text:p>Bump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Can’t</text:p>
          </table:table-cell>
          <table:table-cell/>
          <table:table-cell office:value-type="string" calcext:value-type="string">
            <text:p>Conversion Values</text:p>
          </table:table-cell>
          <table:table-cell table:style-name="Default" table:number-columns-repeated="16369"/>
        </table:table-row>
        <table:table-row table:style-name="ro1">
          <table:table-cell table:formula="of:=[$NEW_REBUILT_2026_PITS.B2]" office:value-type="float" office:value="7" calcext:value-type="float">
            <text:p>7</text:p>
          </table:table-cell>
          <table:table-cell table:formula="of:=[$NEW_REBUILT_2026_PITS.A2]" office:value-type="string" office:string-value="TestNewTeam" calcext:value-type="string">
            <text:p>TestNewTeam</text:p>
          </table:table-cell>
          <table:table-cell table:formula="of:=COM.MICROSOFT.CONCAT([$NEW_REBUILT_2026_PITS.J2];&quot;, &quot;;NUMTOSTRING([$NEW_REBUILT_2026_PITS.I2];[.O2]))" office:value-type="string" office:string-value="4.7m/s, Fast " calcext:value-type="string">
            <text:p>4.7m/s, Fast </text:p>
          </table:table-cell>
          <table:table-cell table:formula="of:=NUMTOSTRING([$NEW_REBUILT_2026_PITS.Y2];[.O3])" office:value-type="string" office:string-value="Excellent " calcext:value-type="string">
            <text:p>Excellent </text:p>
          </table:table-cell>
          <table:table-cell table:formula="of:=NUMTOSTRING([$NEW_REBUILT_2026_PITS.Z2];[.O3])" office:value-type="string" office:string-value="Bad " calcext:value-type="string">
            <text:p>Bad </text:p>
          </table:table-cell>
          <table:table-cell table:number-columns-repeated="4"/>
          <table:table-cell office:value-type="string" calcext:value-type="string">
            <text:p>4.9m/s -3.9m/s</text:p>
          </table:table-cell>
          <table:table-cell office:value-type="string" calcext:value-type="string">
            <text:p>3.8-1.4m/s</text:p>
          </table:table-cell>
          <table:table-cell office:value-type="string" calcext:value-type="string">
            <text:p>1.3-0.1m/s</text:p>
          </table:table-cell>
          <table:table-cell office:value-type="string" calcext:value-type="string">
            <text:p>0m/s(duh)</text:p>
          </table:table-cell>
          <table:table-cell/>
          <table:table-cell office:value-type="string" calcext:value-type="string">
            <text:p>Can’t,Slow,Moderate,Fast</text:p>
          </table:table-cell>
          <table:table-cell table:style-name="Default" table:number-columns-repeated="16369"/>
        </table:table-row>
        <table:table-row table:style-name="ro1">
          <table:table-cell table:number-columns-repeated="14"/>
          <table:table-cell office:value-type="string" calcext:value-type="string">
            <text:p>Can’t,Bad,Average,Good,Excellent</text:p>
          </table:table-cell>
          <table:table-cell table:style-name="Default" table:number-columns-repeated="16369"/>
        </table:table-row>
      </table:table>
      <table:table table:name="PIT SCORE" table:style-name="ta7">
        <table:table-column table:style-name="co82" table:default-cell-style-name="ce13"/>
        <table:table-column table:style-name="co31" table:default-cell-style-name="ce13"/>
        <table:table-column table:style-name="co23" table:default-cell-style-name="ce13"/>
        <table:table-column table:style-name="co74" table:default-cell-style-name="ce13"/>
        <table:table-column table:style-name="co23" table:default-cell-style-name="ce13"/>
        <table:table-column table:style-name="co71" table:default-cell-style-name="ce13"/>
        <table:table-column table:style-name="co83" table:default-cell-style-name="ce13"/>
        <table:table-column table:style-name="co32" table:default-cell-style-name="ce13"/>
        <table:table-column table:style-name="co84" table:default-cell-style-name="ce13"/>
        <table:table-column table:style-name="co31" table:number-columns-repeated="16375"/>
        <table:table-row table:style-name="ro1">
          <table:table-cell office:value-type="string" calcext:value-type="string">
            <text:p>TEAM Name</text:p>
          </table:table-cell>
          <table:table-cell office:value-type="string" calcext:value-type="string">
            <text:p>TEAM #</text:p>
          </table:table-cell>
          <table:table-cell office:value-type="string" calcext:value-type="string">
            <text:p>Speed Score</text:p>
          </table:table-cell>
          <table:table-cell office:value-type="string" calcext:value-type="string">
            <text:p>Fuel Score</text:p>
          </table:table-cell>
          <table:table-cell office:value-type="string" calcext:value-type="string">
            <text:p>Climb Score</text:p>
          </table:table-cell>
          <table:table-cell office:value-type="string" calcext:value-type="string">
            <text:p>Human Score</text:p>
          </table:table-cell>
          <table:table-cell office:value-type="string" calcext:value-type="string">
            <text:p>Auton Score</text:p>
          </table:table-cell>
          <table:table-cell office:value-type="string" calcext:value-type="string">
            <text:p>Scout Score</text:p>
          </table:table-cell>
          <table:table-cell office:value-type="string" calcext:value-type="string">
            <text:p>Overall Score</text:p>
          </table:table-cell>
          <table:table-cell table:style-name="Default" table:number-columns-repeated="16375"/>
        </table:table-row>
        <table:table-row table:style-name="ro1">
          <table:table-cell table:style-name="Default" office:value-type="string" calcext:value-type="string">
            <text:p>Te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NDEX([$REBUILT_2026_PITS.I2];1)" office:value-type="float" office:value="0" calcext:value-type="float">
            <text:p>0</text:p>
          </table:table-cell>
          <table:table-cell table:style-name="Default" table:formula="of:=SUM([$REBUILT_2026_PITS.M2] ; [$REBUILT_2026_PITS.N2] ; [$REBUILT_2026_PITS.S2] ; [$REBUILT_2026_PITS.Y2] ;  [$REBUILT_2026_PITS.AD2] )" office:value-type="float" office:value="17" calcext:value-type="float">
            <text:p>17</text:p>
          </table:table-cell>
          <table:table-cell table:style-name="Default" table:formula="of:=SUM( INDEX([$REBUILT_2026_PITS.P2];1) +  INDEX([$REBUILT_2026_PITS.AE2];1) +  INDEX([$REBUILT_2026_PITS.AF2];1) )" office:value-type="float" office:value="2" calcext:value-type="float">
            <text:p>2</text:p>
          </table:table-cell>
          <table:table-cell table:style-name="Default" table:formula="of:=INDEX([$REBUILT_2026_PITS.AG2];1)" office:value-type="float" office:value="8" calcext:value-type="float">
            <text:p>8</text:p>
          </table:table-cell>
          <table:table-cell table:style-name="Default" table:formula="of:=SUM( [$REBUILT_2026_PITS.AD2] ; [$REBUILT_2026_PITS.AE2] ;  [$REBUILT_2026_PITS.AF2] )" office:value-type="float" office:value="1" calcext:value-type="float">
            <text:p>1</text:p>
          </table:table-cell>
          <table:table-cell table:style-name="Default"/>
          <table:table-cell table:style-name="Default" table:formula="of:=SUM([.C2]+[.D2]+[.E2]+[.F2]+[.G2])" office:value-type="float" office:value="28" calcext:value-type="float">
            <text:p>28</text:p>
          </table:table-cell>
          <table:table-cell table:style-name="Default" table:number-columns-repeated="16375"/>
        </table:table-row>
      </table:table>
      <table:table table:name="MATCH SCORE" table:style-name="ta2">
        <office:forms form:automatic-focus="false" form:apply-design-mode="false"/>
        <table:table-column table:style-name="co22" table:default-cell-style-name="ce13"/>
        <table:table-column table:style-name="co90" table:default-cell-style-name="ce13"/>
        <table:table-column table:style-name="co91" table:default-cell-style-name="ce13"/>
        <table:table-column table:style-name="co78" table:default-cell-style-name="ce13"/>
        <table:table-column table:style-name="co92" table:default-cell-style-name="ce13"/>
        <table:table-column table:style-name="co32" table:default-cell-style-name="ce13"/>
        <table:table-row table:style-name="ro1">
          <table:table-cell office:value-type="string" calcext:value-type="string">
            <text:p>TEAM INFO</text:p>
          </table:table-cell>
          <table:table-cell office:value-type="string" calcext:value-type="string">
            <text:p>Match Number</text:p>
          </table:table-cell>
          <table:table-cell office:value-type="string" calcext:value-type="string">
            <text:p>Fuel Score</text:p>
          </table:table-cell>
          <table:table-cell office:value-type="string" calcext:value-type="string">
            <text:p>Match Bonuses</text:p>
          </table:table-cell>
          <table:table-cell office:value-type="string" calcext:value-type="string">
            <text:p>Climb Leve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Default" table:formula="of:=[$REBUILT_MATCHES.D2]" office:value-type="string" office:string-value="Blue,0,123,(no name available)" calcext:value-type="string">
            <text:p>Blue,0,123,(no name available)</text:p>
          </table:table-cell>
          <table:table-cell table:style-name="Default" table:formula="of:=[$REBUILT_MATCHES.C2]" office:value-type="float" office:value="4" calcext:value-type="float">
            <text:p>4</text:p>
          </table:table-cell>
          <table:table-cell table:style-name="Default" table:formula="of:=SUM([$REBUILT_MATCHES.J2];[$REBUILT_MATCHES.L2];[$REBUILT_MATCHES.O2];[$REBUILT_MATCHES.R2])" office:value-type="float" office:value="55" calcext:value-type="float">
            <text:p>55</text:p>
          </table:table-cell>
          <table:table-cell table:style-name="Default" table:formula="of:=COM.MICROSOFT.CONCAT([$REBUILT_MATCHES.U2:.W2])" office:value-type="string" office:string-value="truetruetrue" calcext:value-type="string">
            <text:p>truetruetrue</text:p>
          </table:table-cell>
          <table:table-cell table:style-name="Default" table:formula="of:=[$REBUILT_MATCHES.X2]" office:value-type="float" office:value="1" calcext:value-type="float">
            <text:p>1</text:p>
          </table:table-cell>
          <table:table-cell table:style-name="Default" table:formula="of:=[$REBUILT_MATCHES.Y2]" office:value-type="string" office:string-value="Not real" calcext:value-type="string">
            <text:p>Not real</text:p>
          </table:table-cell>
        </table:table-row>
      </table:table>
      <table:named-expressions/>
      <table:database-ranges>
        <table:database-range table:name="Table1" table:target-range-address="REBUILT_2026_PITS.A1:REBUILT_2026_PITS.AJ3" table:display-filter-buttons="true" calcext:contains-footer="true"/>
        <table:database-range table:name="__Anonymous_Sheet_DB__0" table:target-range-address="NEW_REBUILT_2026_PITS.A1:NEW_REBUILT_2026_PITS.A1" table:contains-header="false"/>
        <table:database-range table:name="__Anonymous_Sheet_DB__3" table:target-range-address="'Organized Data -FUEL'.A1:'Organized Data -FUEL'.H2"/>
        <table:database-range table:name="__Anonymous_Sheet_DB__4" table:target-range-address="'Organized Data - Climbing'.A1:'Organized Data - Climbing'.F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reen" style:family="table-cell" style:parent-style-name="Default">
      <style:table-cell-properties fo:background-color="#1ce71f"/>
    </style:style>
    <style:style style:name="BGYellow" style:family="table-cell" style:parent-style-name="Default">
      <style:table-cell-properties fo:background-color="#fffa08"/>
    </style:style>
    <style:style style:name="BGred" style:family="table-cell" style:parent-style-name="Default">
      <style:table-cell-properties fo:background-color="#ff0000" style:diagonal-bl-tr="none" style:diagonal-tl-br="none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/00/0000</text:date>, <text:time style:data-style-name="N2" text:time-value="15:38:28.06034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IT_20_SCORE" style:display-name="PageStyle_PIT SCO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Organized_20_Data_20_-_20_Traversal" style:display-name="PageStyle_ Organized Data - Travers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_20_Climbing" style:display-name="PageStyle_Organized Data - Climb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FUEL" style:display-name="PageStyle_Organized Data -FU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BUILT_5f_2026_5f_PITS" style:display-name="PageStyle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5f_REBUILT_5f_2026_5f_PITS" style:display-name="PageStyle_NEW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obotics</meta:initial-creator>
    <meta:creation-date>2026-01-17T16:29:31</meta:creation-date>
    <dc:date>2026-02-14T15:47:54.492183200</dc:date>
    <meta:generator>LibreOffice/26.2.0.3$Windows_X86_64 LibreOffice_project/620$Build-3</meta:generator>
    <meta:editing-duration>PT5H22M</meta:editing-duration>
    <meta:editing-cycles>102</meta:editing-cycles>
    <meta:document-statistic meta:table-count="8" meta:cell-count="301" meta:object-count="0"/>
    <meta:user-defined meta:name="AppVersion">14.0300</meta:user-defined>
    <meta:user-defined meta:name="Company">Clawson Public Schools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'Note: This function needs to be reused multiple times for cells with more than one value - DONE!!!
'TODO: Find out how to read multiple values within the smae cell - DONE!!

'TODO: Use VBA example at home: https://learn.microsoft.com/en-us/office/vba/language/reference/user-interface-help/split-function
Public Function NUMTOSTRING( strNumFull As String,strConvFull As String, numNums As Integer)
	'
	Dim strNumArray() As Integer
	Dim strConvArray() As String
	Dim actNum As Integer
	Dim a As string
	result = ""
	
	strNumArray = Split(strNumFull, " ") ' Splits the content of the cell into their own array elements by space charcters
	
	strConvArray = Split(strConvFull, ",") 'Same as above, but with "," characters 
 	
	
	' (pre-test)Repeats the for loop until all values of are read
	For i = Lbound(strNumArray) To Ubound(strNumArray)
		
		
    Select Case strNumArray(i)
        Case "0"
        		a = strConvArray(0)
        Case "1"
            a = strConvArray(1)
        Case "2"
            a = strConvArray(2)
		Case "3"
			a = strConvArray(3)
		Case "4"
			a = strConvArray(4)
       
        Case Else
            a = "Invalid Number"
        End Select
        
             result = result &amp; a &amp; " " 'Combines the result of read string and seperates the by space.
             
   Next i 
    NUMTOSTRING = result 'Gets the result you see in the actual Calc sheet cell
End Function



'

</script:module>
</file>

<file path=Basic/VBAProject/Sheet1 (REBUILT_2026_PITS).xml><?xml version="1.0" encoding="utf-8"?>
<!DOCTYPE module  PUBLIC '-//OpenOffice.org//DTD OfficeDocument 1.0//EN'  'module.dtd'>
<script:module xmlns:script="http://openoffice.org/2000/script" script:name="Sheet1 (REBUILT_2026_PITS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ThisWorkbook"/>
  <library:element library:name="Sheet1"/>
  <library:element library:name="Sheet2"/>
  <library:element library:name="Sheet3"/>
  <library:element library:name="Sheet4"/>
  <library:element library:name="Sheet5"/>
  <library:element library:name="Sheet6"/>
  <library:element library:name="Sheet1 (REBUILT_2026_PITS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